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Light" svg:font-family="'Roboto Light'" style:font-family-generic="roman" style:font-pitch="variable"/>
    <style:font-face style:name="Roboto Light1" svg:font-family="'Roboto Light'" style:font-pitch="variable"/>
    <style:font-face style:name="Roboto Light2" svg:font-family="'Roboto Light'" style:font-adornments="Light" style:font-pitch="variable"/>
    <style:font-face style:name="Roboto Light3" svg:font-family="'Roboto Light'" style:font-family-generic="system" style:font-pitch="variable"/>
    <style:font-face style:name="Roboto1" svg:font-family="Roboto, sans-serif"/>
    <style:font-face style:name="Roboto2" svg:font-family="Roboto"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2.25in" style:rel-column-width="22685*"/>
    </style:style>
    <style:style style:name="Table1.B" style:family="table-column">
      <style:table-column-properties style:column-width="4.25in" style:rel-column-width="4285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2" style:family="table">
      <style:table-properties style:width="6.5in" table:align="margins"/>
    </style:style>
    <style:style style:name="Table2.A" style:family="table-column">
      <style:table-column-properties style:column-width="2.25in" style:rel-column-width="22685*"/>
    </style:style>
    <style:style style:name="Table2.B" style:family="table-column">
      <style:table-column-properties style:column-width="4.25in" style:rel-column-width="4285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3" style:family="table">
      <style:table-properties style:width="6.5in" table:align="margins"/>
    </style:style>
    <style:style style:name="Table3.A" style:family="table-column">
      <style:table-column-properties style:column-width="2.25in" style:rel-column-width="22685*"/>
    </style:style>
    <style:style style:name="Table3.B" style:family="table-column">
      <style:table-column-properties style:column-width="4.25in" style:rel-column-width="4285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4" style:family="table">
      <style:table-properties style:width="6.5in" table:align="margins"/>
    </style:style>
    <style:style style:name="Table4.A" style:family="table-column">
      <style:table-column-properties style:column-width="2.25in" style:rel-column-width="22685*"/>
    </style:style>
    <style:style style:name="Table4.B" style:family="table-column">
      <style:table-column-properties style:column-width="4.25in" style:rel-column-width="4285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style>
    <style:style style:name="Table5.A" style:family="table-column">
      <style:table-column-properties style:column-width="2.25in" style:rel-column-width="22685*"/>
    </style:style>
    <style:style style:name="Table5.B" style:family="table-column">
      <style:table-column-properties style:column-width="4.25in" style:rel-column-width="4285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style>
    <style:style style:name="Table6.A" style:family="table-column">
      <style:table-column-properties style:column-width="1in" style:rel-column-width="1440*"/>
    </style:style>
    <style:style style:name="Table6.B" style:family="table-column">
      <style:table-column-properties style:column-width="5.5in" style:rel-column-width="792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P1" style:family="paragraph" style:parent-style-name="Standard">
      <style:text-properties style:font-name="Roboto Light" officeooo:rsid="0001a38b" officeooo:paragraph-rsid="0001a38b" style:font-name-asian="Roboto Light3" style:font-name-complex="Roboto Light3"/>
    </style:style>
    <style:style style:name="P2" style:family="paragraph" style:parent-style-name="Standard">
      <style:text-properties style:font-name="Roboto Light" style:font-name-asian="Roboto Light3" style:font-name-complex="Roboto Light3"/>
    </style:style>
    <style:style style:name="P3" style:family="paragraph" style:parent-style-name="Table_20_Contents">
      <style:text-properties style:font-name="Roboto Light" officeooo:paragraph-rsid="0001a38b" style:font-name-asian="Roboto Light3" style:font-name-complex="Roboto Light3"/>
    </style:style>
    <style:style style:name="P4" style:family="paragraph" style:parent-style-name="Table_20_Contents">
      <style:text-properties style:font-name="Roboto Light" fo:font-weight="bold" officeooo:rsid="0001a38b" officeooo:paragraph-rsid="0001a38b" style:font-name-asian="Roboto Light3" style:font-weight-asian="bold" style:font-name-complex="Roboto Light3" style:font-weight-complex="bold"/>
    </style:style>
    <style:style style:name="P5" style:family="paragraph" style:parent-style-name="Standard">
      <style:text-properties style:font-name="Roboto" fo:font-size="12pt" officeooo:rsid="0001a38b" officeooo:paragraph-rsid="0001a38b" style:font-name-asian="Roboto2" style:font-size-asian="12pt" style:font-name-complex="Roboto2" style:font-size-complex="12pt"/>
    </style:style>
    <style:style style:name="P6" style:family="paragraph" style:parent-style-name="Standard">
      <style:text-properties officeooo:paragraph-rsid="0001a38b"/>
    </style:style>
    <style:style style:name="P7" style:family="paragraph" style:parent-style-name="Standard">
      <style:text-properties style:font-name="Roboto Light1" officeooo:rsid="0001a38b" officeooo:paragraph-rsid="0001a38b"/>
    </style:style>
    <style:style style:name="P8" style:family="paragraph" style:parent-style-name="Standard">
      <style:text-properties style:font-name="Roboto Light1" officeooo:paragraph-rsid="0001a38b"/>
    </style:style>
    <style:style style:name="P9" style:family="paragraph" style:parent-style-name="Standard" style:master-page-name="Standard">
      <style:paragraph-properties style:page-number="1"/>
      <style:text-properties style:font-name="Roboto Light" style:font-name-asian="Roboto Light3" style:font-name-complex="Roboto Light3"/>
    </style:style>
    <style:style style:name="P10" style:family="paragraph" style:parent-style-name="Standard">
      <style:text-properties style:font-name="Roboto Light" style:font-name-asian="Roboto Light3" style:font-name-complex="Roboto Light3"/>
    </style:style>
    <style:style style:name="P11" style:family="paragraph" style:parent-style-name="Standard">
      <style:text-properties style:font-name="Roboto Light1" fo:font-size="11pt" officeooo:rsid="0001a38b" officeooo:paragraph-rsid="0001a38b" style:font-size-asian="11pt" style:font-size-complex="11pt"/>
    </style:style>
    <style:style style:name="P12" style:family="paragraph" style:parent-style-name="Standard">
      <style:paragraph-properties fo:break-before="page"/>
      <style:text-properties style:font-name="Roboto Light1" fo:font-size="11pt" officeooo:rsid="0001a38b" officeooo:paragraph-rsid="0001a38b" style:font-size-asian="11pt" style:font-size-complex="11pt"/>
    </style:style>
    <style:style style:name="P13" style:family="paragraph" style:parent-style-name="Standard">
      <style:text-properties style:font-name="Roboto Light1" fo:font-weight="bold" officeooo:rsid="0001a38b" officeooo:paragraph-rsid="0001a38b" style:font-weight-asian="bold" style:font-weight-complex="bold"/>
    </style:style>
    <style:style style:name="P14" style:family="paragraph" style:parent-style-name="Standard">
      <style:text-properties style:font-name="Roboto Light2" officeooo:paragraph-rsid="0001a38b" style:font-name-asian="Roboto Light3" style:font-name-complex="Roboto Light3"/>
    </style:style>
    <style:style style:name="P15" style:family="paragraph" style:parent-style-name="Table_20_Contents">
      <style:text-properties style:font-name="Roboto Light" officeooo:rsid="0001d9a6" officeooo:paragraph-rsid="0001d9a6" style:font-name-asian="Roboto Light3" style:font-name-complex="Roboto Light3"/>
    </style:style>
    <style:style style:name="P16" style:family="paragraph" style:parent-style-name="Table_20_Contents">
      <style:text-properties style:font-name="Roboto Light" officeooo:rsid="00035d96" officeooo:paragraph-rsid="00035d96" style:font-name-asian="Roboto Light3" style:font-name-complex="Roboto Light3"/>
    </style:style>
    <style:style style:name="P17" style:family="paragraph" style:parent-style-name="Table_20_Contents">
      <style:text-properties style:font-name="Roboto Light" fo:font-weight="bold" officeooo:rsid="0001d9a6" officeooo:paragraph-rsid="0001d9a6" style:font-name-asian="Roboto Light3" style:font-weight-asian="bold" style:font-name-complex="Roboto Light3" style:font-weight-complex="bold"/>
    </style:style>
    <style:style style:name="P18" style:family="paragraph" style:parent-style-name="Table_20_Contents">
      <style:text-properties style:font-name="Roboto Light" fo:font-weight="bold" officeooo:rsid="0001a38b" officeooo:paragraph-rsid="0001a38b" style:font-name-asian="Roboto Light3" style:font-weight-asian="bold" style:font-name-complex="Roboto Light3" style:font-weight-complex="bold"/>
    </style:style>
    <style:style style:name="P19"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Roboto Light2" fo:font-size="11pt" fo:font-style="normal" style:text-underline-style="none" fo:font-weight="normal" style:text-blinking="false" fo:background-color="transparent"/>
    </style:style>
    <style:style style:name="P20" style:family="paragraph" style:parent-style-name="Text_20_body">
      <style:paragraph-properties fo:margin-top="0in" fo:margin-bottom="0in" style:contextual-spacing="false" fo:line-height="120%" fo:text-align="start" style:justify-single-word="false" style:writing-mode="lr-tb"/>
      <style:text-properties fo:font-variant="normal" fo:text-transform="none" fo:color="#000000" loext:opacity="100%" style:text-line-through-style="none" style:text-line-through-type="none" style:font-name="Roboto Light2" fo:font-size="11pt" fo:font-style="normal" style:text-underline-style="none" fo:font-weight="normal" style:text-blinking="false" fo:background-color="transparent"/>
    </style:style>
    <style:style style:name="P21" style:family="paragraph" style:parent-style-name="Text_20_body">
      <style:paragraph-properties fo:margin-top="0in" fo:margin-bottom="0in" style:contextual-spacing="false" fo:line-height="120%" fo:text-align="start" style:justify-single-word="false" style:writing-mode="lr-tb"/>
      <style:text-properties fo:font-variant="normal" fo:text-transform="none" fo:color="#000000" loext:opacity="100%" style:text-line-through-style="none" style:text-line-through-type="none" style:font-name="Roboto Light2" fo:font-size="11pt" fo:font-style="normal" style:text-underline-style="none" fo:font-weight="normal" officeooo:paragraph-rsid="0001d9a6" style:text-blinking="false" fo:background-color="transparent" style:font-name-asian="Roboto Light3" style:font-name-complex="Roboto Light3"/>
    </style:style>
    <style:style style:name="P22" style:family="paragraph" style:parent-style-name="Text_20_body">
      <style:paragraph-properties fo:margin-top="0in" fo:margin-bottom="0in" style:contextual-spacing="false" fo:line-height="120%" style:writing-mode="lr-tb"/>
    </style:style>
    <style:style style:name="P23" style:family="paragraph" style:parent-style-name="Text_20_body">
      <style:paragraph-properties fo:margin-top="0in" fo:margin-bottom="0in" style:contextual-spacing="false" fo:line-height="120%" fo:text-align="start" style:justify-single-word="false" style:writing-mode="lr-tb"/>
    </style:style>
    <style:style style:name="P24" style:family="paragraph" style:parent-style-name="Text_20_body">
      <style:paragraph-properties fo:margin-top="0in" fo:margin-bottom="0in" style:contextual-spacing="false" fo:line-height="120%" style:writing-mode="lr-tb"/>
      <style:text-properties style:font-name="Roboto Light2" fo:font-weight="normal"/>
    </style:style>
    <style:style style:name="P25" style:family="paragraph" style:parent-style-name="Text_20_body">
      <style:paragraph-properties fo:margin-top="0in" fo:margin-bottom="0in" style:contextual-spacing="false" fo:line-height="120%" fo:text-align="start" style:justify-single-word="false" style:writing-mode="lr-tb"/>
      <style:text-properties style:font-name="Roboto Light2" fo:font-weight="normal" officeooo:paragraph-rsid="0001d9a6"/>
    </style:style>
    <style:style style:name="P26" style:family="paragraph" style:parent-style-name="Text_20_body">
      <style:paragraph-properties fo:margin-top="0in" fo:margin-bottom="0in" style:contextual-spacing="false" fo:line-height="120%" fo:text-align="start" style:justify-single-word="false" style:writing-mode="lr-tb"/>
      <style:text-properties style:font-name="Roboto Light2" fo:font-weight="normal" officeooo:paragraph-rsid="0001d9a6" style:font-name-asian="Roboto Light3" style:font-name-complex="Roboto Light3"/>
    </style:style>
    <style:style style:name="P27" style:family="paragraph" style:parent-style-name="Text_20_body">
      <style:text-properties style:font-name="Roboto Light2" style:font-name-asian="Roboto Light3" style:font-name-complex="Roboto Light3"/>
    </style:style>
    <style:style style:name="T1" style:family="text">
      <style:text-properties officeooo:rsid="0001a38b"/>
    </style:style>
    <style:style style:name="T2" style:family="text">
      <style:text-properties style:text-position="super 58%" officeooo:rsid="0001a38b"/>
    </style:style>
    <style:style style:name="T3" style:family="text">
      <style:text-properties fo:font-weight="bold" style:font-weight-asian="bold" style:font-weight-complex="bold"/>
    </style:style>
    <style:style style:name="T4" style:family="text">
      <style:text-properties fo:font-variant="normal" fo:text-transform="none" fo:color="#000000" loext:opacity="100%" style:text-line-through-style="none" style:text-line-through-type="none" style:font-name="Roboto1" fo:font-size="11pt" fo:font-style="normal"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Roboto1" fo:font-size="11pt" fo:font-style="normal" style:text-underline-style="none" fo:font-weight="bold"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Roboto1"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ize="11pt" fo:font-style="normal" style:text-underline-style="none"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1pt" fo:font-style="normal" style:text-underline-style="none" officeooo:rsid="0001d9a6" style:text-blinking="false" fo:background-color="transparent" loext:char-shading-value="0" style:font-weight-asian="normal" style:font-weight-complex="normal"/>
    </style:style>
    <style:style style:name="T9"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3" style:family="text">
      <style:text-properties fo:font-variant="normal" fo:text-transform="none" fo:color="#1155cc" loext:opacity="100%" style:text-line-through-style="none" style:text-line-through-type="none" style:font-name="Roboto Light2" fo:font-size="11pt" fo:font-style="normal" style:text-underline-style="solid" style:text-underline-width="auto" style:text-underline-color="font-color"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Capstone Project</text:span> | <text:span text:style-name="T1">3</text:span><text:span text:style-name="T2">rd</text:span><text:span text:style-name="T1"> </text:span>Quarter</text:p>
      <text:p text:style-name="P5">Task 2: <text:s/>Literature Review</text:p>
      <text:p text:style-name="P1">January 19 2022</text:p>
      <text:p text:style-name="P2"/>
      <table:table table:name="Table6" table:style-name="Table6">
        <table:table-column table:style-name="Table6.A"/>
        <table:table-column table:style-name="Table6.B"/>
        <table:table-row table:style-name="TableLine94537099038176">
          <table:table-cell table:style-name="Table6.A1" office:value-type="string">
            <text:p text:style-name="P17">Project Topic</text:p>
          </table:table-cell>
          <table:table-cell table:style-name="Table6.B1" office:value-type="string">
            <text:p text:style-name="P15">A Comparison between <text:span text:style-name="T3">Merge Sort</text:span> and <text:span text:style-name="T3">Quicksort</text:span></text:p>
          </table:table-cell>
        </table:table-row>
      </table:table>
      <text:p text:style-name="P2"/>
      <text:p text:style-name="P1">Literature 1</text:p>
      <table:table table:name="Table1" table:style-name="Table1">
        <table:table-column table:style-name="Table1.A"/>
        <table:table-column table:style-name="Table1.B"/>
        <table:table-row table:style-name="TableLine94537035005232">
          <table:table-cell table:style-name="Table1.A1" office:value-type="string">
            <text:p text:style-name="P4">Author, Title, Reference Number</text:p>
          </table:table-cell>
          <table:table-cell table:style-name="Table1.B1" office:value-type="string">
            <text:p text:style-name="P24"><text:span text:style-name="T8">Al-Kharabsheh et. al.,</text:span><text:span text:style-name="T9"><text:line-break/>A Review on Sorting Algorithms A Comparative Study</text:span><text:span text:style-name="T7">,</text:span></text:p>
            <text:p text:style-name="P19">2013,</text:p>
            <text:p text:style-name="P22"><text:a xlink:type="simple" xlink:href="http://citeseerx.ist.psu.edu/viewdoc/download?doi=10.1.1.736.3357&amp;rep=rep1&amp;type=pdf" text:style-name="Internet_20_link" text:visited-style-name="Visited_20_Internet_20_Link"><text:span text:style-name="T13">URL</text:span></text:a></text:p>
          </table:table-cell>
        </table:table-row>
        <table:table-row table:style-name="TableLine94537035079424">
          <table:table-cell table:style-name="Table1.A5" office:value-type="string">
            <text:p text:style-name="P4">Research Problem &amp; Objective/s</text:p>
          </table:table-cell>
          <table:table-cell table:style-name="Table1.B2" office:value-type="string">
            <text:p text:style-name="P27"><text:bookmark text:name="docs-internal-guid-39c6c5fb-7fff-ef3b-2de9-f5091c537a0b"/><text:span text:style-name="T10">Make a comparison between the </text:span><text:span text:style-name="T9">Grouping Comparison Sort</text:span><text:span text:style-name="T12"> </text:span><text:span text:style-name="T10">(GCS) and conventional algorithms</text:span></text:p>
          </table:table-cell>
        </table:table-row>
        <table:table-row table:style-name="TableLine94537035116832">
          <table:table-cell table:style-name="Table1.A5" office:value-type="string">
            <text:p text:style-name="P4">Research Design, Experimental Subject/s, Research Methods (test/s)</text:p>
          </table:table-cell>
          <table:table-cell table:style-name="Table1.B2" office:value-type="string">
            <text:p text:style-name="P21">Analytical</text:p>
          </table:table-cell>
        </table:table-row>
        <table:table-row table:style-name="TableLine94537035117488">
          <table:table-cell table:style-name="Table1.A5" office:value-type="string">
            <text:p text:style-name="P4">Key Findings</text:p>
          </table:table-cell>
          <table:table-cell table:style-name="Table1.B2" office:value-type="string">
            <text:p text:style-name="P26"><text:span text:style-name="T9">Quicksort</text:span><text:span text:style-name="T11"> </text:span><text:span text:style-name="T7">and </text:span><text:span text:style-name="T9">Merge Sort</text:span><text:span text:style-name="T11"> </text:span><text:span text:style-name="T7">take the smallest time in all cases and have relatively small differences between each case.</text:span></text:p>
          </table:table-cell>
        </table:table-row>
        <table:table-row table:style-name="TableLine94537035118304">
          <table:table-cell table:style-name="Table1.A5" office:value-type="string">
            <text:p text:style-name="P4">Conclusion</text:p>
          </table:table-cell>
          <table:table-cell table:style-name="Table1.B2" office:value-type="string">
            <text:p text:style-name="P26"><text:span text:style-name="T9">Quick sort</text:span><text:span text:style-name="T11"> </text:span><text:span text:style-name="T7">despite its instability, is faster than most of the conventional sorting algorithms</text:span></text:p>
          </table:table-cell>
        </table:table-row>
      </table:table>
      <text:p text:style-name="P1"/>
      <text:p text:style-name="P1">Literature 2</text:p>
      <table:table table:name="Table2" table:style-name="Table2">
        <table:table-column table:style-name="Table2.A"/>
        <table:table-column table:style-name="Table2.B"/>
        <table:table-row table:style-name="TableLine139870710342912">
          <table:table-cell table:style-name="Table2.A1" office:value-type="string">
            <text:p text:style-name="P4">Author, Title, Reference Number</text:p>
          </table:table-cell>
          <table:table-cell table:style-name="Table2.B1" office:value-type="string">
            <text:p text:style-name="P25"><text:span text:style-name="T8">Fosdick &amp; Cline,</text:span><text:span text:style-name="T9"><text:line-break/>Some Performance Tests of “quicksort” and Descendants</text:span><text:span text:style-name="T7">,</text:span></text:p>
            <text:p text:style-name="P20">1974,</text:p>
            <text:p text:style-name="P23"><text:a xlink:type="simple" xlink:href="https://dl.acm.org/doi/pdf/10.1145/360860.360870" text:style-name="Internet_20_link" text:visited-style-name="Visited_20_Internet_20_Link"><text:span text:style-name="T13">URL</text:span></text:a></text:p>
          </table:table-cell>
        </table:table-row>
        <table:table-row table:style-name="TableLine94537035130512">
          <table:table-cell table:style-name="Table2.A5" office:value-type="string">
            <text:p text:style-name="P4">Research Problem &amp; Objective/s</text:p>
          </table:table-cell>
          <table:table-cell table:style-name="Table2.B2" office:value-type="string">
            <text:p text:style-name="P21">Run performance tests of quicksort and its descendants and continue the incomplete information from previous studies</text:p>
          </table:table-cell>
        </table:table-row>
        <table:table-row table:style-name="TableLine94537035132096">
          <table:table-cell table:style-name="Table2.A5" office:value-type="string">
            <text:p text:style-name="P4">Research Design, Experimental Subject/s, Research Methods (test/s)</text:p>
          </table:table-cell>
          <table:table-cell table:style-name="Table2.B2" office:value-type="string">
            <text:p text:style-name="P21">Analytical</text:p>
          </table:table-cell>
        </table:table-row>
        <table:table-row table:style-name="TableLine94537035132752">
          <table:table-cell table:style-name="Table2.A5" office:value-type="string">
            <text:p text:style-name="P4">Key Findings</text:p>
          </table:table-cell>
          <table:table-cell table:style-name="Table2.B2" office:value-type="string">
            <text:p text:style-name="P26"><text:span text:style-name="T9">Quicksort</text:span><text:span text:style-name="T11"> </text:span><text:span text:style-name="T7">has the smallest amount of data stores during sorting.</text:span></text:p>
          </table:table-cell>
        </table:table-row>
        <table:table-row table:style-name="TableLine94537035133568">
          <table:table-cell table:style-name="Table2.A5" office:value-type="string">
            <text:p text:style-name="P4">Conclusion</text:p>
          </table:table-cell>
          <table:table-cell table:style-name="Table2.B2" office:value-type="string">
            <text:p text:style-name="P26"><text:span text:style-name="T9">Qsort</text:span><text:span text:style-name="T11"> </text:span><text:span text:style-name="T7">requires many more comparisons than its author claims.</text:span></text:p>
          </table:table-cell>
        </table:table-row>
      </table:table>
      <text:p text:style-name="P6"/>
      <text:p text:style-name="P11"/>
      <text:p text:style-name="P12">Literature 3</text:p>
      <table:table table:name="Table3" table:style-name="Table3">
        <table:table-column table:style-name="Table3.A"/>
        <table:table-column table:style-name="Table3.B"/>
        <table:table-row table:style-name="TableLine94537035121504">
          <table:table-cell table:style-name="Table3.A1" office:value-type="string">
            <text:p text:style-name="P4">Author, Title, Reference Number</text:p>
          </table:table-cell>
          <table:table-cell table:style-name="Table3.B1" office:value-type="string">
            <text:p text:style-name="P15">Hoare,</text:p>
            <text:p text:style-name="P15"><text:span text:style-name="T3">Quicksort</text:span>,</text:p>
            <text:p text:style-name="P15">1962,</text:p>
            <text:p text:style-name="P15"><text:a xlink:type="simple" xlink:href="https://watermark.silverchair.com/050010.pdf?token=AQECAHi208BE49Ooan9kkhW_Ercy7Dm3ZL_9Cf3qfKAc485ysgAAAsMwggK_BgkqhkiG9w0BBwagggKwMIICrAIBADCCAqUGCSqGSIb3DQEHATAeBglghkgBZQMEAS4wEQQMXzGmRYB1X-tuNI6NAgEQgIICdoQ4g6l7lZjzdb6jZpeKvO_RNSEl30hndWxogyPWR5WgdFWWaxlxvP8eZXZ9FO353rVXYTGlkjIF9sIMb9--SW5d_5BLfAMZ76jeaLWQ0iyJofKJd9yPSze0vuoLnIiXqqaxjE2DifSI4hxbyvvMupls696_NhTeP-5LPFJr-BsCP14jQGurxrn4EC1dUuxddTfIDWzN5uwvmJpL9s1ufTve4ZGcqfV0c8L87FXF6AC6iTS-gDl6wslr9d1BwHYgL7enA2nkXUR5Zqx8YPRR7KNal5PU9PdrDbPPAzLQkAmvXl5-9TzxarGXm1hdqJrd2taXhxSXuB24LWBnKG3L0AYhw_8aNYEDhXAWikJLq2ZFW_Ura-jWLBOmnp2UrWv2WL463YzAsydkuVUUKv4Sx1zjz__VhfvdK9yaqmRaov2Y9rMdqA7mJmp0tXNm5A_LsWpjjaEW54spOaDeqckiJQWG2kjsEDu6uSzFUlSY4wHUNV7yqlEhTa6Q6OkUZXPWM_RszZWHL71g3M8Qwpl9YTBvO9pGL7-dST95JoqLCbSU25EKj8c35SovySiCXkeuIX4gRzfcHvbElaSfHan04QJrL22fi4AbUMQDx1eTz75DMNJiUmv8AS12GfbssQ9cnmicsVSryaYKu2IGLrkScMGhIrVRuX6VqS5d9sE8JyeobIsO2aBzbJqPgACbURxnP9ZqgwRza7q1zat6LwvTGnlhU_-muLrDTey4uG4jJnaz4HEtab-2OxhYapHrKZc5M-KS4W9Z30GGidNE01i7HJQXcL3QJIk-Gr4uil0rfE6tSMrX1DcSiY84igFicSDxVouQxz-MEA" text:style-name="Internet_20_link" text:visited-style-name="Visited_20_Internet_20_Link">URL</text:a></text:p>
          </table:table-cell>
        </table:table-row>
        <table:table-row table:style-name="TableLine94537034015680">
          <table:table-cell table:style-name="Table3.A5" office:value-type="string">
            <text:p text:style-name="P4">Research Problem &amp; Objective/s</text:p>
          </table:table-cell>
          <table:table-cell table:style-name="Table3.B2" office:value-type="string">
            <text:p text:style-name="P16">Formulate new sorting method that will resolve by producing two simpler subproblems recursively</text:p>
          </table:table-cell>
        </table:table-row>
        <table:table-row table:style-name="TableLine94537034726640">
          <table:table-cell table:style-name="Table3.A5" office:value-type="string">
            <text:p text:style-name="P4">Research Design, Experimental Subject/s, Research Methods (test/s)</text:p>
          </table:table-cell>
          <table:table-cell table:style-name="Table3.B2" office:value-type="string">
            <text:p text:style-name="P16">Descriptive</text:p>
          </table:table-cell>
        </table:table-row>
        <table:table-row table:style-name="TableLine94537034993344">
          <table:table-cell table:style-name="Table3.A5" office:value-type="string">
            <text:p text:style-name="P4">Key Findings</text:p>
          </table:table-cell>
          <table:table-cell table:style-name="Table3.B2" office:value-type="string">
            <text:p text:style-name="P16"><text:span text:style-name="T3">Quicksort</text:span> sorts items quicker than <text:span text:style-name="T3">merge sort</text:span> at half its time.</text:p>
          </table:table-cell>
        </table:table-row>
        <table:table-row table:style-name="TableLine94537035141728">
          <table:table-cell table:style-name="Table3.A5" office:value-type="string">
            <text:p text:style-name="P4">Conclusion</text:p>
          </table:table-cell>
          <table:table-cell table:style-name="Table3.B2" office:value-type="string">
            <text:p text:style-name="P16"><text:span text:style-name="T3">Quicksort</text:span> is a sorting method ideally adapted for sorting in the random-access store of a computer.</text:p>
          </table:table-cell>
        </table:table-row>
      </table:table>
      <text:p text:style-name="P8"/>
      <text:p text:style-name="P7">Literature 4</text:p>
      <table:table table:name="Table4" table:style-name="Table4">
        <table:table-column table:style-name="Table4.A"/>
        <table:table-column table:style-name="Table4.B"/>
        <table:table-row table:style-name="TableLine94537035136704">
          <table:table-cell table:style-name="Table4.A1" office:value-type="string">
            <text:p text:style-name="P4">Author, Title, Reference Number</text:p>
          </table:table-cell>
          <table:table-cell table:style-name="Table4.B1" office:value-type="string">
            <text:p text:style-name="P16">Rosler,</text:p>
            <text:p text:style-name="P16">A limit theorem for “quicksort”,</text:p>
            <text:p text:style-name="P16">1991,</text:p>
            <text:p text:style-name="P16"><text:a xlink:type="simple" xlink:href="https://www.rairo-ita.org/articles/ita/pdf/1991/01/ita1991250100851.pdf" text:style-name="Internet_20_link" text:visited-style-name="Visited_20_Internet_20_Link">URL</text:a></text:p>
          </table:table-cell>
        </table:table-row>
        <table:table-row table:style-name="TableLine94537034033008">
          <table:table-cell table:style-name="Table4.A2" office:value-type="string">
            <text:p text:style-name="P4">Research Problem &amp; Objective/s</text:p>
          </table:table-cell>
          <table:table-cell table:style-name="Table4.B2" office:value-type="string">
            <text:p text:style-name="P14"><text:bookmark text:name="docs-internal-guid-4c8b2b2f-7fff-ca7d-23a9-0ffceb042a70"/><text:span text:style-name="T10">Show the existence of limiting distribution for the number of comparisons performed by </text:span><text:span text:style-name="T9">Quicksort</text:span><text:span text:style-name="T10">.</text:span></text:p>
          </table:table-cell>
        </table:table-row>
        <table:table-row table:style-name="TableLine94537034034592">
          <table:table-cell table:style-name="Table4.A2" office:value-type="string">
            <text:p text:style-name="P4">Research Design, Experimental Subject/s, Research Methods (test/s)</text:p>
          </table:table-cell>
          <table:table-cell table:style-name="Table4.B2" office:value-type="string">
            <text:p text:style-name="P16">Analytical</text:p>
          </table:table-cell>
        </table:table-row>
        <table:table-row table:style-name="TableLine94537034035248">
          <table:table-cell table:style-name="Table4.A2" office:value-type="string">
            <text:p text:style-name="P4">Key Findings</text:p>
          </table:table-cell>
          <table:table-cell table:style-name="Table4.B2" office:value-type="string">
            <text:p text:style-name="P3"/>
          </table:table-cell>
        </table:table-row>
        <table:table-row table:style-name="TableLine94537034036064">
          <table:table-cell table:style-name="Table4.A2" office:value-type="string">
            <text:p text:style-name="P4">Conclusion</text:p>
          </table:table-cell>
          <table:table-cell table:style-name="Table4.B2" office:value-type="string">
            <text:p text:style-name="P16"><text:span text:style-name="T3">Quicksort</text:span> is reliable.</text:p>
          </table:table-cell>
        </table:table-row>
      </table:table>
      <text:p text:style-name="P7"/>
      <text:p text:style-name="P7">Literature 5</text:p>
      <table:table table:name="Table5" table:style-name="Table5">
        <table:table-column table:style-name="Table5.A"/>
        <table:table-column table:style-name="Table5.B"/>
        <table:table-row table:style-name="TableLine94537034024624">
          <table:table-cell table:style-name="Table5.A1" office:value-type="string">
            <text:p text:style-name="P4">Author, Title, Reference Number</text:p>
          </table:table-cell>
          <table:table-cell table:style-name="Table5.B1" office:value-type="string">
            <text:p text:style-name="P16">Wozniak et. al.,</text:p>
            <text:p text:style-name="P16"><text:span text:style-name="T3">Modified Merge Sort Algorithms for Large Scale Data Sets</text:span>,</text:p>
            <text:p text:style-name="P16">2013,</text:p>
            <text:p text:style-name="P16"><text:a xlink:type="simple" xlink:href="https://link.springer.com/chapter/10.1007/978-3-642-38610-7_56" text:style-name="Internet_20_link" text:visited-style-name="Visited_20_Internet_20_Link">URL</text:a></text:p>
          </table:table-cell>
        </table:table-row>
        <table:table-row table:style-name="TableLine94537034048144">
          <table:table-cell table:style-name="Table5.A2" office:value-type="string">
            <text:p text:style-name="P4">Research Problem &amp; Objective/s</text:p>
          </table:table-cell>
          <table:table-cell table:style-name="Table5.B2" office:value-type="string">
            <text:p text:style-name="P14"><text:bookmark text:name="docs-internal-guid-de556db7-7fff-38cb-06af-500c0f1c9327"/><text:span text:style-name="T10">Describe the properties of sorting methods for large scale data sets</text:span></text:p>
          </table:table-cell>
        </table:table-row>
        <table:table-row table:style-name="TableLine94537034049728">
          <table:table-cell table:style-name="Table5.A2" office:value-type="string">
            <text:p text:style-name="P4">Research Design, Experimental Subject/s, Research Methods (test/s)</text:p>
          </table:table-cell>
          <table:table-cell table:style-name="Table5.B2" office:value-type="string">
            <text:p text:style-name="P16">Descriptive</text:p>
          </table:table-cell>
        </table:table-row>
        <table:table-row table:style-name="TableLine94537034050384">
          <table:table-cell table:style-name="Table5.A2" office:value-type="string">
            <text:p text:style-name="P4">Key Findings</text:p>
          </table:table-cell>
          <table:table-cell table:style-name="Table5.B2" office:value-type="string">
            <text:p text:style-name="P14"><text:bookmark text:name="docs-internal-guid-e442941e-7fff-8e3c-3f62-59770bfca3b5"/><text:span text:style-name="T10">Superior performance of the examined algorithm, especially for large scale data sets.</text:span></text:p>
          </table:table-cell>
        </table:table-row>
        <table:table-row table:style-name="TableLine94537034051200">
          <table:table-cell table:style-name="Table5.A2" office:value-type="string">
            <text:p text:style-name="P4">Conclusion</text:p>
          </table:table-cell>
          <table:table-cell table:style-name="Table5.B2" office:value-type="string">
            <text:p text:style-name="P3"/>
          </table:table-cell>
        </table:table-row>
      </table:table>
      <text:p text:style-name="P13"><text:soft-page-break/>Explain how the literature cited has assisted the project proponent in the present study.</text:p>
      <text:p text:style-name="P7">The literature cited has assisted by providing perspectives and data to assist the comparison between the two sorting algorithms. Although the majority of the literature cited is biased in favor of one of the subjects, these literatures are only used to shed more light on that particular topi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Light" svg:font-family="'Roboto Light'" style:font-family-generic="roman" style:font-pitch="variable"/>
    <style:font-face style:name="Roboto Light1" svg:font-family="'Roboto Light'" style:font-pitch="variable"/>
    <style:font-face style:name="Roboto Light2" svg:font-family="'Roboto Light'" style:font-adornments="Light" style:font-pitch="variable"/>
    <style:font-face style:name="Roboto Light3" svg:font-family="'Roboto Light'" style:font-family-generic="system" style:font-pitch="variable"/>
    <style:font-face style:name="Roboto1" svg:font-family="Roboto, sans-serif"/>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dc:title>BAG3 Template</dc:title>
    <meta:creation-date>2022-01-19T21:26:14.141224792</meta:creation-date>
    <meta:editing-duration>PT10M55S</meta:editing-duration>
    <meta:editing-cycles>3</meta:editing-cycles>
    <dc:date>2022-01-26T21:04:21.369362758</dc:date>
    <meta:document-statistic meta:table-count="6" meta:image-count="0" meta:object-count="0" meta:page-count="3" meta:paragraph-count="73" meta:word-count="399" meta:character-count="2751" meta:non-whitespace-character-count="2424"/>
    <meta:template xlink:type="simple" xlink:actuate="onRequest" xlink:title="BAG3 Template" xlink:href="../../../../../.config/libreoffice/4/user/template/BAG3%20Template.ott" meta:date="2022-01-19T21:26:10.267865500"/>
  </office:meta>
</office:document-meta>
</file>